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7cm" svg:height="9.005cm" svg:x="5.452cm" svg:y="0.106cm">
            <draw:object draw:notify-on-update-of-ranges="Planilha1.A1:Planilha1.A20 Planilha1.B1:Planilha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1" calcext:value-type="float">
            <text:p>0,1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3" calcext:value-type="float">
            <text:p>0,1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3" calcext:value-type="float">
            <text:p>0,4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11" calcext:value-type="float">
            <text:p>0,7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244" calcext:value-type="float">
            <text:p>1,2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896" calcext:value-type="float">
            <text:p>1,89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501" calcext:value-type="float">
            <text:p>2,5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894" calcext:value-type="float">
            <text:p>2,8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893" calcext:value-type="float">
            <text:p>3,8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418" calcext:value-type="float">
            <text:p>6,4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318" calcext:value-type="float">
            <text:p>8,3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784" calcext:value-type="float">
            <text:p>8,78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.678" calcext:value-type="float">
            <text:p>10,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.057" calcext:value-type="float">
            <text:p>14,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6:20:50.615861035</meta:creation-date>
    <dc:date>2015-07-20T16:45:13.119422913</dc:date>
    <meta:editing-duration>PT5M</meta:editing-duration>
    <meta:editing-cycles>1</meta:editing-cycles>
    <meta:document-statistic meta:table-count="1" meta:cell-count="40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828cm" svg:y="0.316cm" chart:style-name="ch2">
          <text:p>Tempo de execução x Tamanho da matriz</text:p>
        </chart:title>
        <chart:plot-area chart:style-name="ch3" table:cell-range-address="Planilha1.A1:Planilha1.B20" chart:data-source-has-labels="row" svg:x="0.769cm" svg:y="1.661cm" svg:width="14.591cm" svg:height="6.745cm">
          <chartooo:coordinate-region svg:x="2.052cm" svg:y="1.86cm" svg:width="12.936cm" svg:height="5.899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Planilha1.B1:Planilha1.B20" chart:label-cell-address="tempo" chart:class="chart:scatter">
            <chart:domain table:cell-range-address="Planilha1.A1:Planilha1.A20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ilha1.A1:Planilha1.A20</svg:desc>
                </draw:g>
              </table:table-cell>
              <table:table-cell office:value-type="float" office:value="0">
                <text:p>0</text:p>
                <draw:g>
                  <svg:desc>Planilha1.B1:Planilha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2.894">
                <text:p>2.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.418">
                <text:p>6.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8.784">
                <text:p>8.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4.057">
                <text:p>14.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